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larSynth_digi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3,C2,C1</text:p>
          </table:table-cell>
          <table:table-cell office:value-type="string" calcext:value-type="string">
            <text:p>C_1210_no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0u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C_1210_no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Polarize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7,C6</text:p>
          </table:table-cell>
          <table:table-cell office:value-type="string" calcext:value-type="string">
            <text:p>C_1210_no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ge1</text:p>
          </table:table-cell>
          <table:table-cell office:value-type="string" calcext:value-type="string">
            <text:p>board_digi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Boar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UDIO-JACK-3.5mm_SMD_H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Jack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3,J2</text:p>
          </table:table-cell>
          <table:table-cell office:value-type="string" calcext:value-type="string">
            <text:p>SolarPad_V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_Pi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1,P2</text:p>
          </table:table-cell>
          <table:table-cell office:value-type="string" calcext:value-type="string">
            <text:p>Piezo_2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zoDisc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d1,Pad3</text:p>
          </table:table-cell>
          <table:table-cell office:value-type="string" calcext:value-type="string">
            <text:p>SolderPad_sm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 +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d4,Pad2</text:p>
          </table:table-cell>
          <table:table-cell office:value-type="string" calcext:value-type="string">
            <text:p>SolderPad_sm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 - b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,R6</text:p>
          </table:table-cell>
          <table:table-cell office:value-type="string" calcext:value-type="string">
            <text:p>R_1206_no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,R4,R2,R3</text:p>
          </table:table-cell>
          <table:table-cell office:value-type="string" calcext:value-type="string">
            <text:p>R_1206_no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1206_no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graphix_digi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**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back_graphix_digi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**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V2,RV3,RV1</text:p>
          </table:table-cell>
          <table:table-cell office:value-type="string" calcext:value-type="string">
            <text:p>RD901F-ALPHA-3D_longp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14_W7.62mm_Longer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8_W7.62mm_Longer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02-xMC</text:p>
          </table:table-cell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 calcext:value-type="string">
            <text:p>R1,R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5,R4,R2,R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3,C2,C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-10u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4,C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_Polariz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7,C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V2,RV3,RV1</text:p>
          </table:table-cell>
          <table:table-cell office:value-type="string" calcext:value-type="string">
            <text:p>RD901F-ALPHA-3D_longp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DIP-14_W7.62mm_Longer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IP-8_W7.62mm_Longer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02-xM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AUDIO-JACK-3.5mm_SMD_H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Jack1</text:p>
          </table:table-cell>
          <table:table-cell/>
        </table:table-row>
      </table:table>
      <table:named-expressions/>
      <table:database-ranges>
        <table:database-range table:name="__Anonymous_Sheet_DB__0" table:target-range-address="SolarSynth_digilog.A2:SolarSynth_digilog.E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19T10:07:43.235120975</dc:date>
    <meta:editing-duration>PT13H55M55S</meta:editing-duration>
    <meta:editing-cycles>2</meta:editing-cycles>
    <meta:generator>LibreOffice/6.4.7.2$Linux_X86_64 LibreOffice_project/40$Build-2</meta:generator>
    <meta:document-statistic meta:table-count="1" meta:cell-count="125" meta:object-count="0"/>
  </office:meta>
</office:document-meta>
</file>